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Textform</text:p>
          </table:table-cell>
          <table:table-cell table:style-name="ce2"/>
          <table:table-cell/>
        </table:table-row>
        <table:table-row table:style-name="ro2" table:number-rows-repeated="2">
          <table:table-cell/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vertisemen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oadsheet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de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zibao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gitized material (from prints and manuscripts only)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pitaphs/inscription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estschrift (mélanges / liber amicorum)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rm</text:p>
          </table:table-cell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raffito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ndbill</text:p>
          </table:table-cell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ournals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aflets</text:p>
          </table:table-cell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tter</text:p>
          </table:table-cell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gazines</text:p>
          </table:table-cell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wspaper</text:p>
          </table:table-cell>
          <table:table-cell table:style-name="ce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mphlet</text:p>
          </table:table-cell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hotocopies</text:p>
          </table:table-cell>
          <table:table-cell table:style-name="ce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ster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rogramm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amizdat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erial/periodical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heet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icket</text:p>
          </table:table-cell>
          <table:table-cell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Feuille1.B4:Feuille1.B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8:45:33.774164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18:16.111040869</meta:creation-date>
    <dc:date>2016-02-02T08:46:02.673955371</dc:date>
    <meta:editing-duration>PT10M14S</meta:editing-duration>
    <meta:editing-cycles>5</meta:editing-cycles>
    <meta:generator>LibreOffice/4.4.6.3$Linux_X86_64 LibreOffice_project/40m0$Build-3</meta:generator>
    <meta:document-statistic meta:table-count="1" meta:cell-count="55" meta:object-count="0"/>
  </office:meta>
</office:document-meta>
</file>